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cm" svg:height="1.3cm" svg:x="1cm" svg:y="1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4cm" svg:height="1.4cm" svg:x="1.1cm" svg:y="3.1cm">
          <text:p text:style-name="P1">Initialise Reco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7cm" svg:y1="2.3cm" svg:x2="3.8cm" svg:y2="3.1cm" draw:start-shape="id1" draw:start-glue-point="6" draw:end-shape="id2" draw:end-glue-point="4" svg:d="M3700 2300v401h100v399" svg:viewBox="0 0 101 801">
          <text:p/>
        </draw:connector>
        <draw:custom-shape draw:style-name="gr1" draw:text-style-name="P2" xml:id="id3" draw:id="id3" draw:layer="layout" svg:width="6.8cm" svg:height="1.5cm" svg:x="0.5cm" svg:y="5.3cm">
          <text:p text:style-name="P1"><text:span text:style-name="T1">Create student_lis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2.2cm" svg:height="2cm" svg:x="2.9cm" svg:y="7.7cm">
          <text:p text:style-name="P1">Loop</text:p>
          <text:p text:style-name="P1">1.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3.8cm" svg:y1="4.5cm" svg:x2="3.9cm" svg:y2="5.3cm" draw:start-shape="id2" draw:start-glue-point="6" draw:end-shape="id3" draw:end-glue-point="5" svg:d="M3800 4500l100 800" svg:viewBox="0 0 101 801">
          <text:p/>
        </draw:connector>
        <draw:connector draw:style-name="gr3" draw:text-style-name="P1" draw:layer="layout" draw:type="line" svg:x1="3.9cm" svg:y1="6.8cm" svg:x2="4cm" svg:y2="7.7cm" draw:start-shape="id3" draw:start-glue-point="8" draw:end-shape="id4" draw:end-glue-point="0" svg:d="M3900 6800l100 900" svg:viewBox="0 0 101 901">
          <text:p/>
        </draw:connector>
        <draw:custom-shape draw:style-name="gr1" draw:text-style-name="P3" draw:layer="layout" svg:width="5cm" svg:height="2.7cm" svg:x="16cm" svg:y="0cm">
          <text:p text:style-name="P1"><text:span text:style-name="T2">Key:</text:span></text:p>
          <text:p text:style-name="P1"><text:span text:style-name="T3">1. for count in range 5</text:span></text:p>
          <text:p text:style-name="P1"><text:span text:style-name="T3">2. for count in range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7cm" svg:height="1.2cm" svg:x="0.9cm" svg:y="10.7cm">
          <text:p text:style-name="P1">GET student_n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9.7cm" svg:x2="4.4cm" svg:y2="10.7cm" draw:start-shape="id4" draw:start-glue-point="8" draw:end-shape="id5" draw:end-glue-point="4" svg:d="M4000 9700l400 1000" svg:viewBox="0 0 401 1001">
          <text:p/>
        </draw:connector>
        <draw:custom-shape draw:style-name="gr1" draw:text-style-name="P1" xml:id="id6" draw:id="id6" draw:layer="layout" svg:width="2.1cm" svg:height="2.2cm" svg:x="3.713cm" svg:y="13cm">
          <text:p text:style-name="P1">LOOP</text:p>
          <text:p text:style-name="P1">2.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4.4cm" svg:y1="11.9cm" svg:x2="4.763cm" svg:y2="13cm" draw:start-shape="id5" draw:start-glue-point="6" draw:end-shape="id6" draw:end-glue-point="4" svg:d="M4400 11900l363 1100" svg:viewBox="0 0 364 1101">
          <text:p/>
        </draw:connector>
        <draw:custom-shape draw:style-name="gr1" draw:text-style-name="P1" xml:id="id7" draw:id="id7" draw:layer="layout" svg:width="8cm" svg:height="1.3cm" svg:x="1cm" svg:y="16.2cm">
          <text:p text:style-name="P1">GET subject 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763cm" svg:y1="15.2cm" svg:x2="5cm" svg:y2="16.2cm" draw:start-shape="id6" draw:start-glue-point="8" draw:end-shape="id7" draw:end-glue-point="4" svg:d="M4763 15200l237 1000" svg:viewBox="0 0 238 1001">
          <text:p/>
        </draw:connector>
        <draw:connector draw:style-name="gr3" draw:text-style-name="P1" draw:layer="layout" svg:x1="1cm" svg:y1="16.85cm" svg:x2="2.9cm" svg:y2="8.7cm" draw:start-shape="id7" draw:start-glue-point="5" draw:end-shape="id4" draw:end-glue-point="6" svg:d="M1000 16850h-501v-8150h2401" svg:viewBox="0 0 2402 8151">
          <text:p/>
        </draw:connector>
        <draw:custom-shape draw:style-name="gr1" draw:text-style-name="P1" xml:id="id8" draw:id="id8" draw:layer="layout" svg:width="7.4cm" svg:height="1.4cm" svg:x="11.5cm" svg:y="16.2cm">
          <text:p text:style-name="P1">Display 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cm" svg:y1="8.7cm" svg:x2="15.2cm" svg:y2="16.2cm" draw:start-shape="id4" draw:start-glue-point="10" draw:end-shape="id8" draw:end-glue-point="4" svg:d="M5100 8700h10100v7500" svg:viewBox="0 0 10101 7501">
          <text:p/>
        </draw:connector>
        <draw:custom-shape draw:style-name="gr1" draw:text-style-name="P1" xml:id="id9" draw:id="id9" draw:layer="layout" svg:width="7.8cm" svg:height="1.8cm" svg:x="1cm" svg:y="22.9cm">
          <text:p text:style-name="P1">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2cm" svg:y1="17.6cm" svg:x2="4.9cm" svg:y2="22.9cm" draw:start-shape="id8" draw:start-glue-point="6" draw:end-shape="id9" draw:end-glue-point="4" svg:d="M15200 17600v2651h-10300v2649" svg:viewBox="0 0 10301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1:36:36.777000000</meta:creation-date>
    <dc:date>2015-02-02T11:54:03.315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object-count="19"/>
  </office:meta>
</office:document-meta>
</file>